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5776" calcext:value-type="float">
            <text:p>100.3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0976" calcext:value-type="float">
            <text:p>92.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200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1288" calcext:value-type="float">
            <text:p>81.1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9848" calcext:value-type="float">
            <text:p>77.2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102</text:p>
          </table:table-cell>
          <table:table-cell office:value-type="string" calcext:value-type="string">
            <text:p>Lazbuddie Quad</text:p>
          </table:table-cell>
          <table:table-cell office:value-type="string" calcext:value-type="string">
            <text:p>197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